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77216f"/>
    </style:style>
    <style:style style:name="ce4" style:family="table-cell" style:parent-style-name="Default">
      <style:text-properties fo:color="#cc0066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style:text-line-through-style="solid" style:text-line-through-type="single"/>
    </style:style>
    <style:style style:name="ce7" style:family="table-cell" style:parent-style-name="Default">
      <style:text-properties fo:color="#800000"/>
    </style:style>
    <style:style style:name="ce8" style:family="table-cell" style:parent-style-name="Default">
      <style:text-properties fo:color="#cc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ext-properties fo:color="#009900"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transparent"/>
      <style:text-properties fo:color="#0099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ext-properties fo:color="#009900"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ro_move – moving to one loc before</text:p>
          </table:table-cell>
          <table:table-cell table:number-columns-repeated="6"/>
          <table:table-cell table:style-name="ce7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8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'1' – basic power</text:p>
          </table:table-cell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12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 calcext:value-type="string">
            <text:p>hero_move – temple is not considered a blockage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check all got &amp; format frequently (to avoid later haphazard)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9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5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check printing text in openG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7" office:value-type="string" calcext:value-type="string">
            <text:p>check having multiple pages in openGL</text:p>
          </table:table-cell>
          <table:table-cell office:value-type="string" calcext:value-type="string">
            <text:p>(required later multiple times – win page, start page etc)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7" office:value-type="string" calcext:value-type="string">
            <text:p>Decide player attributes – strength, speedMove, speedAttack, &amp; updating them on taking items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Selecting basic/magic pow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update the current pow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in attribute spac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15" office:value-type="string" calcext:value-type="string">
            <text:p>print in notification tab – which item take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Start the global_item_timer</text:p>
          </table:table-cell>
          <table:table-cell table:style-name="ce15" office:value-type="string" calcext:value-type="string">
            <text:p>check separate timers for the two teams(see if can be added in playerStats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tacking/Healing templ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wn temple – Healing</text:p>
          </table:table-cell>
          <table:table-cell office:value-type="string" calcext:value-type="string">
            <text:p>(Only if has Temple Healer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nimation for temple healing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2" draw:text-style-name="P2" svg:width="3.387cm" svg:height="0.596cm" svg:x="23.198cm" svg:y="17.532cm" draw:caption-point-x="-6.466cm" draw:caption-point-y="6.862cm">
              <dc:date>2014-10-24T00:00:00</dc:date>
              <text:p text:style-name="P1"><text:span text:style-name="T1">May not be required</text:span></text:p>
            </office:annotation>
            <text:p>Animation for healing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increases – increase temple health, show in attribute spac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pponents temple – Attack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23.199cm" svg:y="18.501cm" draw:caption-point-x="-6.467cm" draw:caption-point-y="8.1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 – reduce temple health, show in attribute space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blocking opponents area – show 'no Access image' on map, 'wrong' on mouse clic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 style:data-style-name="N2" text:time-value="01:07:47.486099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5T02:12:26.783706320</dc:date>
    <meta:editing-duration>P1DT12H56M26S</meta:editing-duration>
    <meta:editing-cycles>210</meta:editing-cycles>
    <meta:generator>LibreOffice/4.2.6.3$Linux_X86_64 LibreOffice_project/420m0$Build-3</meta:generator>
    <meta:document-statistic meta:table-count="4" meta:cell-count="186" meta:object-count="0"/>
  </office:meta>
</office:document-meta>
</file>